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2.3902in"/>
    </style:style>
    <style:style style:name="co5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/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5.97" calcext:value-type="float">
            <text:p>5.9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Numero de datos</text:p>
          </table:table-cell>
          <table:table-cell table:style-name="ce4" table:formula="of:=COUNT([.A1:.A110])" office:value-type="float" office:value="110" calcext:value-type="float">
            <text:p>110.00</text:p>
          </table:table-cell>
          <table:table-cell table:number-columns-repeated="2"/>
          <table:table-cell office:value-type="string" calcext:value-type="string">
            <text:p><text:span text:style-name="T1">5.99</text:span>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/>
          <table:table-cell table:style-name="ce2" office:value-type="string" calcext:value-type="string">
            <text:p>numero de Clases</text:p>
          </table:table-cell>
          <table:table-cell table:style-name="ce5" table:formula="of:=1+3.3*LOG10([.D4])" office:value-type="float" office:value="7.73659586102214" calcext:value-type="float">
            <text:p>7.74</text:p>
          </table:table-cell>
          <table:table-cell/>
          <table:table-cell office:value-type="string" calcext:value-type="string">
            <text:p>Media </text:p>
          </table:table-cell>
          <table:table-cell table:style-name="ce8" table:formula="of:=AVERAGE([.$A$1:.$A$110])" office:value-type="float" office:value="5.98572727272727" calcext:value-type="float">
            <text:p>5.99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/>
          <table:table-cell table:style-name="ce2" office:value-type="string" calcext:value-type="string">
            <text:p>Valor mayor</text:p>
          </table:table-cell>
          <table:table-cell table:style-name="ce5" table:formula="of:=MAX([.A1:.A110])" office:value-type="float" office:value="6.04" calcext:value-type="float">
            <text:p>6.04</text:p>
          </table:table-cell>
          <table:table-cell/>
          <table:table-cell office:value-type="string" calcext:value-type="string">
            <text:p>Standard Error</text:p>
          </table:table-cell>
          <table:table-cell table:style-name="ce8" table:formula="of:=SQRT(VAR([.$A$1:.$A$110])/COUNT([.$A$1:.$A$110]))" office:value-type="float" office:value="0.00183315353741249" calcext:value-type="float">
            <text:p>0.00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/>
          <table:table-cell table:style-name="ce2" office:value-type="string" calcext:value-type="string">
            <text:p>Valor Menor</text:p>
          </table:table-cell>
          <table:table-cell table:style-name="ce5" table:formula="of:=MIN([.A1:.A110])" office:value-type="float" office:value="5.93" calcext:value-type="float">
            <text:p>5.93</text:p>
          </table:table-cell>
          <table:table-cell/>
          <table:table-cell office:value-type="string" calcext:value-type="string">
            <text:p>Moda</text:p>
          </table:table-cell>
          <table:table-cell table:style-name="ce8" table:formula="of:=MODE([.$A$1:.$A$110])" office:value-type="float" office:value="5.98" calcext:value-type="float">
            <text:p>5.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Amplitud de Clase</text:p>
          </table:table-cell>
          <table:table-cell table:style-name="ce6" table:formula="of:=([.D6]-[.D7])/[.D5]" office:value-type="float" office:value="0.0142181396024824" calcext:value-type="float">
            <text:p>0.01</text:p>
          </table:table-cell>
          <table:table-cell/>
          <table:table-cell office:value-type="string" calcext:value-type="string">
            <text:p>Mediana</text:p>
          </table:table-cell>
          <table:table-cell table:style-name="ce8" table:formula="of:=MEDIAN([.$A$1:.$A$110])" office:value-type="float" office:value="5.985" calcext:value-type="float">
            <text:p>5.99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4"/>
          <table:table-cell office:value-type="string" calcext:value-type="string">
            <text:p>First Quartile</text:p>
          </table:table-cell>
          <table:table-cell table:style-name="ce8" table:formula="of:=QUARTILE([.$A$1:.$A$110]; 1)"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table:number-columns-repeated="4"/>
          <table:table-cell office:value-type="string" calcext:value-type="string">
            <text:p>Third Quartile</text:p>
          </table:table-cell>
          <table:table-cell table:style-name="ce8" table:formula="of:=QUARTILE([.$A$1:.$A$110]; 3)" office:value-type="float" office:value="6" calcext:value-type="float">
            <text:p>6.00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/>
          <table:table-cell table:style-name="ce1" office:value-type="string" calcext:value-type="string">
            <text:p>numero de Clases</text:p>
          </table:table-cell>
          <table:table-cell table:style-name="ce7" office:value-type="string" calcext:value-type="string">
            <text:p>Limite superior</text:p>
          </table:table-cell>
          <table:table-cell/>
          <table:table-cell office:value-type="string" calcext:value-type="string">
            <text:p>Variance</text:p>
          </table:table-cell>
          <table:table-cell table:style-name="ce8" table:formula="of:=VAR([.$A$1:.$A$110])" office:value-type="float" office:value="0.000369649708090073" calcext:value-type="float">
            <text:p>0.00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table:formula="of:=[.D7]+[.D8]" office:value-type="float" office:value="5.94421813960248" calcext:value-type="float">
            <text:p>5.94</text:p>
          </table:table-cell>
          <table:table-cell/>
          <table:table-cell office:value-type="string" calcext:value-type="string">
            <text:p>Standard Deviation</text:p>
          </table:table-cell>
          <table:table-cell table:style-name="ce8" table:formula="of:=STDEV([.$A$1:.$A$110])" office:value-type="float" office:value="0.0192262765009264" calcext:value-type="float">
            <text:p>0.02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table:formula="of:=[.D12]+[.$D$8]" office:value-type="float" office:value="5.95843627920496" calcext:value-type="float">
            <text:p>5.96</text:p>
          </table:table-cell>
          <table:table-cell/>
          <table:table-cell office:value-type="string" calcext:value-type="string">
            <text:p>curtosis</text:p>
          </table:table-cell>
          <table:table-cell table:style-name="ce8" table:formula="of:=KURT([.$A$1:.$A$110])" office:value-type="float" office:value="0.244644855281496" calcext:value-type="float">
            <text:p>0.24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table:formula="of:=[.D13]+[.$D$8]" office:value-type="float" office:value="5.97265441880745" calcext:value-type="float">
            <text:p>5.97</text:p>
          </table:table-cell>
          <table:table-cell/>
          <table:table-cell office:value-type="string" calcext:value-type="string">
            <text:p>Asimetria</text:p>
          </table:table-cell>
          <table:table-cell table:style-name="ce8" table:formula="of:=SKEW([.$A$1:.$A$110])" office:value-type="float" office:value="-0.0656761161790175" calcext:value-type="float">
            <text:p>-0.07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table:formula="of:=[.D14]+[.$D$8]" office:value-type="float" office:value="5.98687255840993" calcext:value-type="float">
            <text:p>5.99</text:p>
          </table:table-cell>
          <table:table-cell/>
          <table:table-cell office:value-type="string" calcext:value-type="string">
            <text:p>Range</text:p>
          </table:table-cell>
          <table:table-cell table:style-name="ce8" table:formula="of:=MAX([.$A$1:.$A$110])-MIN([.$A$1:.$A$110])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table:formula="of:=[.D15]+[.$D$8]" office:value-type="float" office:value="6.00109069801241" calcext:value-type="float">
            <text:p>6.00</text:p>
          </table:table-cell>
          <table:table-cell/>
          <table:table-cell office:value-type="string" calcext:value-type="string">
            <text:p>Minimum</text:p>
          </table:table-cell>
          <table:table-cell table:style-name="ce8" table:formula="of:=MIN([.$A$1:.$A$110])" office:value-type="float" office:value="5.93" calcext:value-type="float">
            <text:p>5.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table:formula="of:=[.D16]+[.$D$8]" office:value-type="float" office:value="6.01530883761489" calcext:value-type="float">
            <text:p>6.02</text:p>
          </table:table-cell>
          <table:table-cell/>
          <table:table-cell office:value-type="string" calcext:value-type="string">
            <text:p>Maximum</text:p>
          </table:table-cell>
          <table:table-cell table:style-name="ce8" table:formula="of:=MAX([.$A$1:.$A$110])" office:value-type="float" office:value="6.04" calcext:value-type="float">
            <text:p>6.04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table:formula="of:=[.D17]+[.$D$8]" office:value-type="float" office:value="6.02952697721737" calcext:value-type="float">
            <text:p>6.03</text:p>
          </table:table-cell>
          <table:table-cell/>
          <table:table-cell office:value-type="string" calcext:value-type="string">
            <text:p>Sum</text:p>
          </table:table-cell>
          <table:table-cell table:style-name="ce8" table:formula="of:=SUM([.$A$1:.$A$110])" office:value-type="float" office:value="658.43" calcext:value-type="float">
            <text:p>658.43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4"/>
          <table:table-cell office:value-type="string" calcext:value-type="string">
            <text:p>Count</text:p>
          </table:table-cell>
          <table:table-cell table:style-name="ce8" table:formula="of:=COUNT([.$A$1:.$A$110])" office:value-type="float" office:value="110" calcext:value-type="float">
            <text:p>110.00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.97" calcext:value-type="float">
            <text:p>5.97</text:p>
          </table:table-cell>
          <table:table-cell table:number-columns-repeated="6"/>
        </table:table-row>
        <table:table-row table:style-name="ro1">
          <table:table-cell office:value-type="float" office:value="5.96" calcext:value-type="float">
            <text:p>5.9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.95" calcext:value-type="float">
            <text:p>5.95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5.96" calcext:value-type="float">
            <text:p>5.96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.02" calcext:value-type="float">
            <text:p>6.02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6.01" calcext:value-type="float">
            <text:p>6.01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5.97" calcext:value-type="float">
            <text:p>5.9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.97" calcext:value-type="float">
            <text:p>5.97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5.97" calcext:value-type="float">
            <text:p>5.97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6.04" calcext:value-type="float">
            <text:p>6.04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5.97" calcext:value-type="float">
            <text:p>5.97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5.96" calcext:value-type="float">
            <text:p>5.96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5.97" calcext:value-type="float">
            <text:p>5.97</text:p>
          </table:table-cell>
          <table:table-cell table:number-columns-repeated="6"/>
        </table:table-row>
        <table:table-row table:style-name="ro1">
          <table:table-cell office:value-type="float" office:value="5.93" calcext:value-type="float">
            <text:p>5.93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6.01" calcext:value-type="float">
            <text:p>6.01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5.97" calcext:value-type="float">
            <text:p>5.97</text:p>
          </table:table-cell>
          <table:table-cell table:number-columns-repeated="6"/>
        </table:table-row>
        <table:table-row table:style-name="ro1">
          <table:table-cell office:value-type="float" office:value="6.01" calcext:value-type="float">
            <text:p>6.0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5.96" calcext:value-type="float">
            <text:p>5.9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.01" calcext:value-type="float">
            <text:p>6.01</text:p>
          </table:table-cell>
          <table:table-cell table:number-columns-repeated="6"/>
        </table:table-row>
        <table:table-row table:style-name="ro1">
          <table:table-cell office:value-type="float" office:value="6.03" calcext:value-type="float">
            <text:p>6.0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.96" calcext:value-type="float">
            <text:p>5.96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6.01" calcext:value-type="float">
            <text:p>6.01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6.01" calcext:value-type="float">
            <text:p>6.01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6.01" calcext:value-type="float">
            <text:p>6.01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5.97" calcext:value-type="float">
            <text:p>5.9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6.01" calcext:value-type="float">
            <text:p>6.01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6.01" calcext:value-type="float">
            <text:p>6.01</text:p>
          </table:table-cell>
          <table:table-cell table:number-columns-repeated="6"/>
        </table:table-row>
        <table:table-row table:style-name="ro1">
          <table:table-cell office:value-type="float" office:value="5.94" calcext:value-type="float">
            <text:p>5.94</text:p>
          </table:table-cell>
          <table:table-cell table:number-columns-repeated="6"/>
        </table:table-row>
        <table:table-row table:style-name="ro1">
          <table:table-cell office:value-type="float" office:value="6.01" calcext:value-type="float">
            <text:p>6.01</text:p>
          </table:table-cell>
          <table:table-cell table:number-columns-repeated="6"/>
        </table:table-row>
        <table:table-row table:style-name="ro1">
          <table:table-cell office:value-type="float" office:value="5.95" calcext:value-type="float">
            <text:p>5.95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5.95" calcext:value-type="float">
            <text:p>5.9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.96" calcext:value-type="float">
            <text:p>5.96</text:p>
          </table:table-cell>
          <table:table-cell table:number-columns-repeated="6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5.97" calcext:value-type="float">
            <text:p>5.97</text:p>
          </table:table-cell>
          <table:table-cell table:number-columns-repeated="6"/>
        </table:table-row>
        <table:table-row table:style-name="ro1">
          <table:table-cell office:value-type="float" office:value="6.02" calcext:value-type="float">
            <text:p>6.02</text:p>
          </table:table-cell>
          <table:table-cell table:number-columns-repeated="6"/>
        </table:table-row>
        <table:table-row table:style-name="ro1"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float" office:value="6.01" calcext:value-type="float">
            <text:p>6.01</text:p>
          </table:table-cell>
          <table:table-cell table:number-columns-repeated="6"/>
        </table:table-row>
        <table:table-row table:style-name="ro1">
          <table:table-cell office:value-type="float" office:value="5.97" calcext:value-type="float">
            <text:p>5.97</text:p>
          </table:table-cell>
          <table:table-cell table:number-columns-repeated="6"/>
        </table:table-row>
        <table:table-row table:style-name="ro1">
          <table:table-cell office:value-type="float" office:value="6.01" calcext:value-type="float">
            <text:p>6.01</text:p>
          </table:table-cell>
          <table:table-cell table:number-columns-repeated="6"/>
        </table:table-row>
        <table:table-row table:style-name="ro1">
          <table:table-cell office:value-type="float" office:value="6.01" calcext:value-type="float">
            <text:p>6.01</text:p>
          </table:table-cell>
          <table:table-cell table:number-columns-repeated="6"/>
        </table:table-row>
        <table:table-row table:style-name="ro1">
          <table:table-cell office:value-type="float" office:value="5.97" calcext:value-type="float">
            <text:p>5.9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15:32:52.156733894</meta:creation-date>
    <dc:date>2022-06-12T15:57:52.078532806</dc:date>
    <meta:editing-duration>PT3M26S</meta:editing-duration>
    <meta:editing-cycles>1</meta:editing-cycles>
    <meta:document-statistic meta:table-count="1" meta:cell-count="167" meta:object-count="0"/>
    <meta:generator>LibreOffice/7.3.3.2$Linux_X86_64 LibreOffice_project/30$Build-2</meta:generator>
  </office:meta>
</office:document-meta>
</file>